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top" draw:auto-grow-height="false" fo:min-height="6.182cm" fo:min-width="5.0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0.711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17cm" fo:min-width="3.012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713cm" fo:min-width="3.687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6d" draw:textarea-horizontal-align="justify" draw:textarea-vertical-align="top" draw:auto-grow-height="false" fo:min-height="3.968cm" fo:min-width="6.258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568cm" fo:min-width="3.012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c9ba4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ffff6d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8cm" svg:height="9.208cm" svg:x="13.38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445cm" svg:height="1.471cm" svg:x="15.299cm" svg:y="12.306cm">
          <text:p text:style-name="P1">Fore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5.08cm" svg:height="1.905cm" svg:x="14.981cm" svg:y="10.151cm">
          <text:p text:style-name="P1">Currency</text:p>
          <text:p text:style-name="P1">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6.033cm" svg:height="1.475cm" svg:x="14.346cm" svg:y="6.904cm">
          <text:p text:style-name="P1">Transa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.302cm" svg:height="4.762cm" svg:x="5.128cm" svg:y="7.032cm">
          <text:p text:style-name="P1">Vis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" draw:id="id1" draw:layer="layout" svg:width="6.667cm" svg:height="0.962cm" svg:x="5.247cm" svg:y="10.197cm">
          <draw:text-box>
            <text:p>Adjust Reserve Pools</text:p>
          </draw:text-box>
        </draw:frame>
        <draw:connector draw:style-name="gr7" draw:text-style-name="P6" draw:layer="layout" draw:type="curve" svg:x1="11.914cm" svg:y1="10.678cm" svg:x2="15.299cm" svg:y2="13.042cm" draw:start-shape="id1" draw:start-glue-point="1" draw:end-shape="id2" draw:end-glue-point="6" svg:d="M11914 10678c2508 0 816 2364 3385 2364" svg:viewBox="0 0 3386 2365">
          <text:p/>
        </draw:connector>
        <draw:frame draw:style-name="gr6" draw:text-style-name="P5" xml:id="id3" draw:id="id3" draw:layer="layout" svg:width="6.232cm" svg:height="0.962cm" svg:x="5.246cm" svg:y="8.292cm">
          <draw:text-box>
            <text:p>Collect Transactions</text:p>
          </draw:text-box>
        </draw:frame>
        <draw:frame draw:style-name="gr6" draw:text-style-name="P5" xml:id="id5" draw:id="id5" draw:layer="layout" svg:width="5.257cm" svg:height="0.962cm" svg:x="5.114cm" svg:y="9.279cm">
          <draw:text-box>
            <text:p>Calculate Rates</text:p>
          </draw:text-box>
        </draw:frame>
        <draw:connector draw:style-name="gr8" draw:text-style-name="P6" draw:layer="layout" draw:type="curve" svg:x1="11.478cm" svg:y1="8.773cm" svg:x2="14.346cm" svg:y2="7.642cm" draw:start-shape="id3" draw:start-glue-point="1" draw:end-shape="id4" draw:end-glue-point="6" svg:d="M11478 8773c2119 0 686-1131 2868-1131" svg:viewBox="0 0 2869 1132">
          <text:p/>
        </draw:connector>
        <draw:frame draw:style-name="gr9" draw:text-style-name="P5" draw:layer="layout" svg:width="2.86cm" svg:height="0.962cm" svg:x="16.24cm" svg:y="5.445cm">
          <draw:text-box>
            <text:p>Realm 1</text:p>
          </draw:text-box>
        </draw:frame>
        <draw:custom-shape draw:style-name="gr10" draw:text-style-name="P3" xml:id="id6" draw:id="id6" draw:layer="layout" svg:width="5.08cm" svg:height="1.27cm" svg:x="14.981cm" svg:y="8.697cm">
          <text:p text:style-name="P1">R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0.371cm" svg:y1="9.76cm" svg:x2="14.981cm" svg:y2="9.332cm" draw:start-shape="id5" draw:start-glue-point="1" draw:end-shape="id6" draw:end-glue-point="6" svg:d="M10371 9760c3427 0 1123-428 4610-428" svg:viewBox="0 0 4611 429">
          <text:p/>
        </draw:connector>
        <draw:connector draw:style-name="gr7" draw:text-style-name="P6" draw:layer="layout" draw:type="curve" svg:x1="11.914cm" svg:y1="10.678cm" svg:x2="14.981cm" svg:y2="11.104cm" draw:start-shape="id1" draw:start-glue-point="1" draw:end-shape="id7" draw:end-glue-point="6" svg:d="M11914 10678c2269 0 736 426 3067 426" svg:viewBox="0 0 3068 42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4-04-11T18:03:01.717991082</dc:date>
    <meta:editing-duration>PT53M57S</meta:editing-duration>
    <meta:editing-cycles>19</meta:editing-cycles>
    <meta:generator>LibreOffice/7.6.5.2$Linux_X86_64 LibreOffice_project/60$Build-2</meta:generator>
    <meta:document-statistic meta:object-count="14"/>
  </office:meta>
</office:document-meta>
</file>